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Cyr" fo:font-size="16pt" officeooo:rsid="00046b80" officeooo:paragraph-rsid="00046b80" style:font-size-asian="16pt" style:font-size-complex="16pt"/>
    </style:style>
    <style:style style:name="P2" style:family="paragraph" style:parent-style-name="Standard">
      <style:paragraph-properties fo:text-align="start" style:justify-single-word="false" fo:break-before="page"/>
      <style:text-properties style:font-name="Times New Roman Cyr" fo:font-size="14pt" fo:font-weight="bold" officeooo:rsid="00046b80" officeooo:paragraph-rsid="00046b80"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Cyr" fo:font-size="14pt" fo:font-weight="bold" officeooo:rsid="00046b80" officeooo:paragraph-rsid="00046b80"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Cyr" fo:font-size="12pt" fo:font-weight="normal" officeooo:rsid="00046b80" officeooo:paragraph-rsid="00046b80" style:font-size-asian="12pt" style:font-weight-asian="normal" style:font-size-complex="12pt" style:font-weight-complex="normal"/>
    </style:style>
    <style:style style:name="P5" style:family="paragraph" style:parent-style-name="Text_20_body">
      <style:paragraph-properties fo:text-align="start" style:justify-single-word="false"/>
      <style:text-properties officeooo:paragraph-rsid="00046b80"/>
    </style:style>
    <style:style style:name="P6" style:family="paragraph" style:parent-style-name="Text_20_body">
      <style:paragraph-properties fo:text-align="start" style:justify-single-word="false"/>
      <style:text-properties style:font-name="Times New Roman Cyr" officeooo:paragraph-rsid="00046b80"/>
    </style:style>
    <style:style style:name="P7" style:family="paragraph" style:parent-style-name="Text_20_body" style:list-style-name="L1">
      <style:paragraph-properties fo:text-align="start" style:justify-single-word="false"/>
      <style:text-properties officeooo:paragraph-rsid="00046b80"/>
    </style:style>
    <style:style style:name="P8" style:family="paragraph" style:parent-style-name="Text_20_body">
      <style:paragraph-properties fo:margin-top="0in" fo:margin-bottom="0in" style:contextual-spacing="false"/>
      <style:text-properties officeooo:paragraph-rsid="00046b80"/>
    </style:style>
    <style:style style:name="P9" style:family="paragraph" style:parent-style-name="Text_20_body" style:list-style-name="L2">
      <style:paragraph-properties fo:margin-top="0in" fo:margin-bottom="0in" style:contextual-spacing="false"/>
      <style:text-properties fo:font-size="12pt" officeooo:paragraph-rsid="00046b80" style:font-size-asian="12pt" style:font-size-complex="12pt"/>
    </style:style>
    <style:style style:name="P10" style:family="paragraph" style:parent-style-name="Text_20_body" style:list-style-name="L2">
      <style:paragraph-properties fo:margin-top="0in" fo:margin-bottom="0in" style:contextual-spacing="false"/>
      <style:text-properties officeooo:paragraph-rsid="00046b80"/>
    </style:style>
    <style:style style:name="P11" style:family="paragraph" style:parent-style-name="Text_20_body">
      <style:paragraph-properties fo:text-align="start" style:justify-single-word="false"/>
      <style:text-properties officeooo:paragraph-rsid="00062b76"/>
    </style:style>
    <style:style style:name="P12" style:family="paragraph" style:parent-style-name="Text_20_body" style:list-style-name="L3">
      <style:paragraph-properties fo:text-align="start" style:justify-single-word="false"/>
      <style:text-properties officeooo:paragraph-rsid="00062b76"/>
    </style:style>
    <style:style style:name="T1" style:family="text">
      <style:text-properties style:font-name="Times New Roman Cyr" fo:font-size="14pt" officeooo:rsid="00046b80" style:font-size-asian="14pt" style:font-size-complex="14pt"/>
    </style:style>
    <style:style style:name="T2" style:family="text">
      <style:text-properties style:font-name="Times New Roman Cyr" fo:font-size="14pt" fo:font-weight="bold" style:font-size-asian="14pt" style:font-weight-asian="bold" style:font-size-complex="14pt" style:font-weight-complex="bold"/>
    </style:style>
    <style:style style:name="T3" style:family="text">
      <style:text-properties style:font-name="Times New Roman Cyr"/>
    </style:style>
    <style:style style:name="T4" style:family="text">
      <style:text-properties style:font-name="Times New Roman Cyr" fo:font-size="14pt" style:font-size-asian="14pt" style:font-size-complex="14pt"/>
    </style:style>
    <style:style style:name="T5" style:family="text">
      <style:text-properties style:font-name="Times New Roman Cyr" officeooo:rsid="00046b8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1"/>
      <text:p text:style-name="P1">FARHAN KURNIA PRATAMA</text:p>
      <text:p text:style-name="P1"/>
      <text:p text:style-name="P1">2024110041</text:p>
      <text:p text:style-name="P2">Judul Jurnal</text:p>
      <text:p text:style-name="P3"/>
      <text:p text:style-name="P4">Islam Nusantara: Relasi Islam dan Budaya Lokal</text:p>
      <text:p text:style-name="P3"/>
      <text:p text:style-name="P5"><text:span text:style-name="Strong_20_Emphasis"><text:span text:style-name="T1">Penulis dan Institusi Asal Jurnal</text:span></text:span></text:p>
      <text:p text:style-name="P6">Penulis: Khabibi Muhammad Luthfi</text:p>
      <text:p text:style-name="P6">Institusi: Institut Pesantren Mathali’ul Falah, Pati</text:p>
      <text:p text:style-name="P5"><text:span text:style-name="Strong_20_Emphasis"><text:span text:style-name="T2">Sumber Jurnal</text:span></text:span></text:p>
      <text:p text:style-name="P5"><text:span text:style-name="T3">Judul: </text:span><text:span text:style-name="Emphasis"><text:span text:style-name="T3">Islam Nusantara: Relasi Islam dan Budaya Lokal</text:span></text:span></text:p>
      <text:p text:style-name="P5"><text:span text:style-name="T3">Jurnal: </text:span><text:span text:style-name="Emphasis"><text:span text:style-name="T3">SHAHIH</text:span></text:span><text:span text:style-name="T3">, Vol. 1, Nomor 1, Januari–Juni 2016</text:span></text:p>
      <text:p text:style-name="P6">Penerbit: LP2M IAIN Surakarta</text:p>
      <text:p text:style-name="P6">ISSN: 2527-8118 (p); 2527-8126 (e)</text:p>
      <text:p text:style-name="P5"><text:span text:style-name="Strong_20_Emphasis"><text:span text:style-name="T4">Deskripsi Jurnal</text:span></text:span><text:span text:style-name="T3"><text:line-break/>Artikel ini membahas konsep Islam Nusantara (IN) dari perspektif hubungan Islam dan budaya lokal Indonesia, yang diposisikan sebagai konsep dakwah Islam </text:span><text:span text:style-name="Emphasis"><text:span text:style-name="T3">rahmatan lil ‘alamin</text:span></text:span><text:span text:style-name="T3">. Penulis menganalisis pendekatan intelektual NU (Nahdlatul Ulama) dalam mengembangkan konsep ini dengan menggunakan delapan pendekatan, termasuk pendekatan filsafat, budaya, hukum, dan sosiologi. Artikel juga mencatat tantangan dan kritik terhadap Islam Nusantara, seperti kurang matangnya standar keilmuan dan kurangnya pengakuan di tingkat internasional.</text:span></text:p>
      <text:p text:style-name="P5"><text:span text:style-name="Strong_20_Emphasis"><text:span text:style-name="T4">Poin-poin Penting</text:span></text:span></text:p>
      <text:p text:style-name="P5"><text:span text:style-name="Strong_20_Emphasis"><text:span text:style-name="T3">Disukai</text:span></text:span><text:span text:style-name="T3">:</text:span></text:p>
      <text:list text:style-name="L1">
        <text:list-item>
          <text:p text:style-name="P7"><text:span text:style-name="T3">Analisis mendalam tentang bagaimana Islam Nusantara dapat beradaptasi dengan budaya </text:span><text:span text:style-name="T5">lokal.</text:span></text:p>
        </text:list-item>
        <text:list-item>
          <text:p text:style-name="P7"><text:span text:style-name="T3">Pendekatan yang inklusif dan damai dalam berdakwah, menonjolkan harmoni budaya.</text:span></text:p>
        </text:list-item>
        <text:list-item>
          <text:p text:style-name="P7"><text:span text:style-name="T3">Keinginan untuk mendakwahkan konsep ini secara internasional.</text:span></text:p>
        </text:list-item>
      </text:list>
      <text:p text:style-name="P8"><text:span text:style-name="Strong_20_Emphasis"><text:span text:style-name="T3">Tidak Disukai</text:span></text:span><text:span text:style-name="T3">:</text:span></text:p>
      <text:list text:style-name="L2">
        <text:list-item>
          <text:p text:style-name="P9"><text:span text:style-name="T3">Kurangnya data empiris dan standar keilmuan yang matang untuk mendukung argumen.</text:span></text:p>
        </text:list-item>
        <text:list-item>
          <text:p text:style-name="P9"><text:span text:style-name="T3">Penjelasan yang elitis membuat konsep ini sulit dipahami oleh masyarakat umum.</text:span></text:p>
          <text:p text:style-name="P10"><text:span text:style-name="T3"/></text:p>
        </text:list-item>
      </text:list>
      <text:p text:style-name="P5"><text:span text:style-name="Strong_20_Emphasis"><text:span text:style-name="T4">Argumentasi Terkait Jurnal</text:span></text:span></text:p>
      <text:p text:style-name="P5"><text:span text:style-name="T3">Konsep Islam Nusantara adalah langkah penting dalam menunjukkan bahwa Islam dapat berdialog dengan budaya lokal tanpa kehilangan nilai inti keagamaannya. Namun, jurnal ini kurang memberikan solusi konkret atas tantangan penerapan konsep ini di tingkat internasional. Penulis juga terlalu banyak mengandalkan sumber dari kalangan internal NU, yang membuat pembahasannya kurang komprehensif. Meskipun begitu, pendekatan damai dan toleransi yang diusung layak diapresiasi.</text:span></text:p>
      <text:p text:style-name="P6"><text:soft-page-break/></text:p>
      <text:p text:style-name="P6"/>
      <text:p text:style-name="P11"><text:span text:style-name="Strong_20_Emphasis"><text:span text:style-name="T4">Saran Hasil Review</text:span></text:span></text:p>
      <text:list text:style-name="L3">
        <text:list-item>
          <text:p text:style-name="P12"><text:span text:style-name="T3">Tambahkan data empiris dan wawancara langsung untuk memperkuat argumen.</text:span></text:p>
        </text:list-item>
        <text:list-item>
          <text:p text:style-name="P12"><text:span text:style-name="T3">Libatkan pandangan dari kelompok atau organisasi Islam lain untuk memberikan perspektif yang lebih luas.</text:span></text:p>
        </text:list-item>
        <text:list-item>
          <text:p text:style-name="P12"><text:span text:style-name="T3">Gunakan bahasa yang lebih sederhana agar lebih mudah dipahami oleh masyarakat luas.</text:span></text:p>
        </text:list-item>
        <text:list-item>
          <text:p text:style-name="P12"><text:span text:style-name="T3">Berikan contoh praktis penerapan Islam Nusantara dalam konteks internasional untuk mendukung klaim ekspor konsep ini.</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Nimbus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Nimbus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2:13:29.162051286</meta:creation-date>
    <dc:date>2024-12-11T12:26:18.695189824</dc:date>
    <meta:editing-duration>PT1M58S</meta:editing-duration>
    <meta:editing-cycles>1</meta:editing-cycles>
    <meta:document-statistic meta:table-count="0" meta:image-count="0" meta:object-count="0" meta:page-count="3" meta:paragraph-count="30" meta:word-count="306" meta:character-count="2258" meta:non-whitespace-character-count="1992"/>
    <meta:generator>LibreOffice/24.8.3.2$Linux_X86_64 LibreOffice_project/480$Build-2</meta:generator>
  </office:meta>
</office:document-meta>
</file>